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automatic-styles>
    <style:style style:name="P1" style:family="paragraph" style:parent-style-name="Standard">
      <style:text-properties officeooo:rsid="000c29b0" officeooo:paragraph-rsid="000c29b0"/>
    </style:style>
    <style:style style:name="T1" style:family="text">
      <style:text-properties officeooo:rsid="000cf65e"/>
    </style:style>
    <style:style style:name="T2" style:family="text">
      <style:text-properties officeooo:rsid="000dafd4"/>
    </style:style>
    <style:style style:name="T3" style:family="text">
      <style:text-properties officeooo:rsid="000e942d"/>
    </style:style>
    <style:style style:name="T4" style:family="text">
      <style:text-properties officeooo:rsid="001335f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A4 - Assignment #1 – Report – <text:span text:style-name="T4">DRAFT NOT FINAL</text:span></text:p>
      <text:p text:style-name="P1">Davis Lenover – lenoverd</text:p>
      <text:p text:style-name="P1"/>
      <text:p text:style-name="P1">Answer the following questions in your report:</text:p>
      <text:p text:style-name="P1">a. Is this MVP really minimal?</text:p>
      <text:p text:style-name="P1"><text:tab/>A: This MVP is not really minimal as some features outlined in the backlog are not completely necessarily to deliver a working product. For example, selecting how many games there are via command line and letting players keep random dice at the end of their turn is not necessary to get a deliverable across. For a true MVP, there must be a functional program which provides the foundation for future development. In this case the base game will function, it just needs basic logic. Both features specified are of advanced logic and morso add “sustenance” to the program.</text:p>
      <text:p text:style-name="P1"/>
      <text:p text:style-name="P1"/>
      <text:p text:style-name="P1">b. Is this MVP really viable?</text:p>
      <text:p text:style-name="P1"><text:tab/>A: For the MVP to be viable, there must be at bare minimum the basic gameplay loop of the game <text:span text:style-name="T1">(i.e. the goal to win) </text:span>outlined in the rule book (regardless of how basic it is implemented as) must be in the MVP. The backlog which describes all features to be implemented is missing a few features, such as specific dice combinations that may send a player into a special event, such as skull island <text:span text:style-name="T1">however, this is not a mandatory item to have as it represents advanced logic. All features outlined represent a basic gameplay loop that allows players to start and finish the game (i.e. they can accumulate points to reach a threshold) thus, this MVP is viable.</text:span></text:p>
      <text:p text:style-name="P1"><text:tab/></text:p>
      <text:p text:style-name="P1">c. Can some features be simplified?</text:p>
      <text:p text:style-name="P1"><text:tab/>A: <text:span text:style-name="T2">Yes, some features can be simplified. For example, the </text:span><text:span text:style-name="T3">selection of how many games played can be. It is possible to assume there are a certain amount of games being played each time and thus, this feature could just be the same number every time. Also, rolling both a dice and eight dices can be combined into one feature as both describe the same thing, just one has more dice rolling.</text:span></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3:05:22.749091719</meta:creation-date>
    <dc:date>2023-01-09T13:39:17.433573996</dc:date>
    <meta:editing-duration>PT33M53S</meta:editing-duration>
    <meta:editing-cycles>5</meta:editing-cycles>
    <meta:generator>LibreOffice/7.4.3.2$Linux_X86_64 LibreOffice_project/40$Build-2</meta:generator>
    <meta:document-statistic meta:table-count="0" meta:image-count="0" meta:object-count="0" meta:page-count="1" meta:paragraph-count="10" meta:word-count="326" meta:character-count="1835" meta:non-whitespace-character-count="1511"/>
  </office:meta>
</office:document-meta>
</file>